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b6591e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27978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10" style:family="paragraph" style:parent-style-name="Standard">
      <style:text-properties officeooo:paragraph-rsid="10a33ce2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dca2508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3fc298"/>
    </style:style>
    <style:style style:name="P26" style:family="paragraph" style:parent-style-name="Standard">
      <loext:graphic-properties draw:fill-hatch-name="hatch"/>
      <style:paragraph-properties style:vertical-align="auto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officeooo:paragraph-rsid="0d1ec96e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text-properties officeooo:paragraph-rsid="10c12052"/>
    </style:style>
    <style:style style:name="P28" style:family="paragraph" style:parent-style-name="Standard">
      <style:text-properties officeooo:paragraph-rsid="1044b2e0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dde9a1c" officeooo:paragraph-rsid="0dde9a1c"/>
    </style:style>
    <style:style style:name="P31" style:family="paragraph" style:parent-style-name="Standard">
      <style:text-properties officeooo:paragraph-rsid="0c8364eb"/>
    </style:style>
    <style:style style:name="P32" style:family="paragraph" style:parent-style-name="Standard">
      <style:text-properties officeooo:paragraph-rsid="10c29e23"/>
    </style:style>
    <style:style style:name="P33" style:family="paragraph" style:parent-style-name="Standard">
      <style:paragraph-properties fo:text-align="center" style:justify-single-word="false"/>
      <style:text-properties officeooo:paragraph-rsid="0db0d4d1"/>
    </style:style>
    <style:style style:name="P34" style:family="paragraph" style:parent-style-name="Standard">
      <style:text-properties officeooo:paragraph-rsid="0f9ce6c3"/>
    </style:style>
    <style:style style:name="P35" style:family="paragraph" style:parent-style-name="Standard">
      <style:text-properties officeooo:rsid="0dde9a1c" officeooo:paragraph-rsid="0f28fb61"/>
    </style:style>
    <style:style style:name="P3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break-before="page"/>
      <style:text-properties officeooo:paragraph-rsid="0b0ddd8e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Footnote">
      <style:text-properties officeooo:paragraph-rsid="10a032f8"/>
    </style:style>
    <style:style style:name="P40" style:family="paragraph" style:parent-style-name="Footnote">
      <style:text-properties officeooo:paragraph-rsid="0f92b562"/>
    </style:style>
    <style:style style:name="P41" style:family="paragraph" style:parent-style-name="Footnote">
      <style:text-properties officeooo:paragraph-rsid="10af0356"/>
    </style:style>
    <style:style style:name="P42" style:family="paragraph" style:parent-style-name="Standard">
      <style:text-properties officeooo:paragraph-rsid="10a49d18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paragraph-properties fo:text-align="center" style:justify-single-word="false"/>
      <style:text-properties officeooo:paragraph-rsid="0cc5fe5b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4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50" style:family="paragraph" style:parent-style-name="Standard">
      <style:paragraph-properties fo:text-align="center" style:justify-single-word="false"/>
      <style:text-properties officeooo:paragraph-rsid="0d80475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52" style:family="paragraph" style:parent-style-name="Footnote">
      <style:text-properties officeooo:rsid="043ccc66" officeooo:paragraph-rsid="0e5afad8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54" style:family="paragraph" style:parent-style-name="Standard">
      <style:paragraph-properties fo:text-align="center" style:justify-single-word="false"/>
      <style:text-properties officeooo:paragraph-rsid="0dce9327"/>
    </style:style>
    <style:style style:name="P55" style:family="paragraph" style:parent-style-name="Standard">
      <style:paragraph-properties fo:text-align="center" style:justify-single-word="false"/>
      <style:text-properties officeooo:paragraph-rsid="10411e41"/>
    </style:style>
    <style:style style:name="P56" style:family="paragraph" style:parent-style-name="Standard">
      <style:paragraph-properties fo:text-align="center" style:justify-single-word="false"/>
      <style:text-properties officeooo:paragraph-rsid="0cc79a2d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62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4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style:text-underline-style="none" officeooo:rsid="10b6591e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style:font-name="Liberation Sans" fo:font-size="12pt" style:text-underline-style="none" officeooo:rsid="109809f9" style:font-size-asian="12pt" style:font-size-complex="12pt"/>
    </style:style>
    <style:style style:name="T2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10b6591e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" style:family="text">
      <style:text-properties officeooo:rsid="109809f9"/>
    </style:style>
    <style:style style:name="T39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style:font-name="Liberation Sans" fo:font-size="12pt" fo:language="nl" fo:country="NL" fo:font-style="normal" fo:font-weight="normal" officeooo:rsid="10b4be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4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0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4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5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7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fo:font-weight="normal" officeooo:rsid="10c1205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5" style:family="text">
      <style:text-properties style:font-name="Liberation Sans" fo:font-size="12pt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font-name="Liberation Sans" fo:font-size="12pt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9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0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4" style:family="text">
      <style:text-properties officeooo:rsid="04473353"/>
    </style:style>
    <style:style style:name="T105" style:family="text">
      <style:text-properties officeooo:rsid="0f95a7a0"/>
    </style:style>
    <style:style style:name="T106" style:family="text">
      <style:text-properties officeooo:rsid="0f8f58bd"/>
    </style:style>
    <style:style style:name="T107" style:family="text">
      <style:text-properties officeooo:rsid="0aace3cd"/>
    </style:style>
    <style:style style:name="T108" style:family="text">
      <style:text-properties style:font-name="Ubuntu" fo:font-size="10pt" style:font-size-asian="10pt" style:font-size-complex="10pt"/>
    </style:style>
    <style:style style:name="T109" style:family="text">
      <style:text-properties style:font-name="Liberation Sans" fo:font-size="10pt" style:font-size-asian="10pt" style:font-size-complex="10pt"/>
    </style:style>
    <style:style style:name="T11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4be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7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38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52" style:family="text">
      <style:text-properties officeooo:rsid="105c8aaa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7" style:family="text">
      <style:text-properties style:font-name="Liberation Sans" fo:font-size="12pt" style:text-underline-style="none" officeooo:rsid="00bddfbe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86" style:family="text">
      <style:text-properties fo:font-size="12pt" style:font-size-asian="12pt" style:font-size-complex="12pt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3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font-name="Liberation Sans" fo:font-size="12pt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5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6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4"><text:user-field-get text:name="Distro">Rocky Linux</text:user-field-get></text:span><text:span text:style-name="T5"><text:s/></text:span><text:span text:style-name="T6">Server</text:span><text:span text:style-name="T7">.</text:span></text:p>
      <text:p text:style-name="P2"/>
      <text:p text:style-name="P3"/>
      <text:p text:style-name="P4">Vul het tekstvak achter &lt;...&gt; in</text:p>
      <text:p text:style-name="P5"><text:span text:style-name="T8">&lt;</text:span><text:span text:style-name="T9">g</text:span><text:span text:style-name="T10">ebruiker</text:span><text:span text:style-name="T11">&gt;</text:span><text:span text:style-name="T12"><text:tab/><text:tab/></text:span><text:span text:style-name="T13"> <text:tab/><text:tab/></text:span><text:span text:style-name="T14"><draw:control text:anchor-type="as-char" svg:y="-0.4cm" draw:z-index="7" draw:name="Gebruiker 2" draw:style-name="gr1" draw:text-style-name="P6" svg:width="6.002cm" svg:height="0.5cm" draw:control="control6"><svg:title>Gebruiker</svg:title><svg:desc>Volledige naam, bijv. Jan Stek</svg:desc></draw:control></text:span><text:span text:style-name="T14"><text:tab/></text:span><text:span text:style-name="T15">b</text:span><text:span text:style-name="T16">ijv.</text:span><text:span text:style-name="T17"> </text:span><text:span text:style-name="T18">Karel Zimmer</text:span></text:p>
      <text:p text:style-name="P7"><text:span text:style-name="T10">&lt;</text:span><text:span text:style-name="T19">g</text:span><text:span text:style-name="T20">ebruikersnaam</text:span><text:span text:style-name="T11">&gt;</text:span><text:span text:style-name="T20"><text:tab/></text:span><text:span text:style-name="T21"><draw:control text:anchor-type="as-char" svg:y="-0.4cm" draw:z-index="8" draw:name="Gberuikersnaam 3" draw:style-name="gr1" draw:text-style-name="P6" svg:width="6.002cm" svg:height="0.5cm" draw:control="control7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P8"><text:span text:style-name="T10">&lt;</text:span><text:span text:style-name="T26">computernaam</text:span><text:span text:style-name="T11">&gt;</text:span><text:span text:style-name="T27"><text:tab/><text:tab/></text:span><text:span text:style-name="T20"><draw:control text:anchor-type="as-char" svg:y="-0.4cm" draw:z-index="9" draw:name="Computernaam 1" draw:style-name="gr1" draw:text-style-name="P6" svg:width="6.002cm" svg:height="0.5cm" draw:control="control8"><svg:title>Computernaam</svg:title><svg:desc>Unieke naam van de computer</svg:desc></draw:control></text:span><text:span text:style-name="T20"><text:tab/></text:span><text:span text:style-name="T28">b</text:span><text:span text:style-name="T29">ijv.</text:span><text:span text:style-name="T30"> </text:span><text:span text:style-name="T31">pc0</text:span><text:span text:style-name="T32">1</text:span></text:p>
      <text:p text:style-name="P9"><text:span text:style-name="T8">&lt;</text:span><text:span text:style-name="T9">g</text:span><text:span text:style-name="T10">ebruiker</text:span><text:span text:style-name="T11">&gt;<text:tab/></text:span><text:span text:style-name="T33"><text:tab/></text:span><text:span text:style-name="T13"> <text:tab/><text:tab/></text:span><text:span text:style-name="T14"><draw:control text:anchor-type="as-char" svg:y="-0.4cm" draw:z-index="10" draw:name="Gebruiker 3" draw:style-name="gr1" draw:text-style-name="P6" svg:width="6.002cm" svg:height="0.5cm" draw:control="control9"><svg:title>Gebruiker</svg:title><svg:desc>Volledige naam, bijv. Jan Stek</svg:desc></draw:control></text:span><text:span text:style-name="T14"><text:tab/></text:span><text:span text:style-name="T15">e</text:span><text:span text:style-name="T34">vt.</text:span><text:span text:style-name="T35"> extra gebruikers</text:span></text:p>
      <text:p text:style-name="P10"><text:span text:style-name="T8">&lt;</text:span><text:span text:style-name="T9">g</text:span><text:span text:style-name="T10">ebruikersnaam</text:span><text:span text:style-name="T11">&gt;<text:tab/></text:span><text:span text:style-name="T21"><draw:control text:anchor-type="as-char" svg:y="-0.4cm" draw:z-index="11" draw:name="Gberuikersnaam 4" draw:style-name="gr1" draw:text-style-name="P6" svg:width="6.002cm" svg:height="0.5cm" draw:control="control10"><svg:title>Gebruikersnaam</svg:title><svg:desc>Korte naam, bijv. jan</svg:desc></draw:control></text:span><text:span text:style-name="T21"><text:tab/></text:span><text:span text:style-name="T22">e</text:span><text:span text:style-name="T36">vt.</text:span><text:span text:style-name="T37"> extra gebruikers</text:span></text:p>
      <text:p text:style-name="P11"><text:span text:style-name="T38">v</text:span>ervang &lt;...&gt; in deze checklist door de waarde in het tekstvak.</text:p>
      <text:p text:style-name="P12"/>
      <text:p text:style-name="P12"/>
      <text:p text:style-name="P13"><text:span text:style-name="Strong_20_Emphasis"><text:span text:style-name="T39">Nog niet op Linux?</text:span></text:span><text:span text:style-name="T40"><text:tab/></text:span><text:span text:style-name="T41">G</text:span><text:span text:style-name="T42">ebruik </text:span><text:span text:style-name="Strong_20_Emphasis"><text:span text:style-name="T43">Checklist </text:span></text:span><text:span text:style-name="Strong_20_Emphasis"><text:span text:style-name="T44">overzetten</text:span></text:span><text:span text:style-name="T42"> op </text:span><text:a xlink:type="simple" xlink:href="https://karelzimer.nl/nl" text:style-name="Internet_20_link" text:visited-style-name="Visited_20_Internet_20_Link"><text:span text:style-name="Internet_20_link"><text:span text:style-name="T45">karelzimmer.nl/nl</text:span></text:span></text:a><text:span text:style-name="T46">.</text:span></text:p>
      <text:p text:style-name="P14"><text:span text:style-name="Strong_20_Emphasis"><text:span text:style-name="T47">Nieuwe installatie?</text:span></text:span><text:span text:style-name="T48"><text:tab/></text:span><text:span text:style-name="T49">B</text:span><text:span text:style-name="T48">egin bij hoofdstuk </text:span><text:span text:style-name="Strong_20_Emphasis"><text:span text:style-name="T47"><text:bookmark-ref text:reference-format="page" text:ref-name="__RefNumPara__4009_1271708128">2</text:bookmark-ref></text:span></text:span><text:span text:style-name="Strong_20_Emphasis"><text:span text:style-name="T47"><text:s text:c="2"/></text:span></text:span><text:span text:style-name="Strong_20_Emphasis"><text:span text:style-name="T50"><text:bookmark-ref text:reference-format="text" text:ref-name="__RefNumPara__4009_1271708128">Installatie uitvoeren</text:bookmark-ref></text:span></text:span><text:span text:style-name="T51">.</text:span></text:p>
      <text:p text:style-name="P15"/>
      <text:p text:style-name="P15"/>
      <text:list text:style-name="L1">
        <text:list-item>
          <text:p text:style-name="P16"><text:bookmark-start text:name="__RefNumPara__4083_1271708128"/>Installatie voorbereide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2"><draw:control text:anchor-type="as-char" draw:z-index="4" draw:name="Vorm3_0" draw:style-name="gr2" draw:text-style-name="P1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2"><draw:control text:anchor-type="as-char" draw:z-index="5" draw:name="Vorm3_ 2" draw:style-name="gr2" draw:text-style-name="P19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0"><text:span text:style-name="T53">Aanmelden als </text:span><text:span text:style-name="T54">&lt;</text:span><text:span text:style-name="T55">g</text:span><text:span text:style-name="T56">ebruiker</text:span><text:span text:style-name="T57">&gt;</text:span><text:span text:style-name="T58"><text:note text:id="ftn1" text:note-class="footnote"><text:note-citation>1</text:note-citation><text:note-body><text:p text:style-name="P21"><text:span text:style-name="T59">E</text:span><text:span text:style-name="T60">v</text:span><text:span text:style-name="T61">en</text:span><text:span text:style-name="T62">t</text:span><text:span text:style-name="T63">uele </text:span><text:span text:style-name="T64">extra </text:span><text:span text:style-name="T65">gebruiker</text:span><text:span text:style-name="T66">s</text:span><text:span text:style-name="T64"> aanmelden </text:span><text:span text:style-name="T67">en dezelfde stappen uitvoeren</text:span><text:span text:style-name="T68">.</text:span></text:p></text:note-body></text:note>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70"><draw:control text:anchor-type="as-char" draw:z-index="12" draw:name="Vorm4" draw:style-name="gr2" draw:text-style-name="P19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7"><text:span text:style-name="User_20_Entry"><text:span text:style-name="T71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2">wget karelzimmer.nl/</text:span></text:span><text:span text:style-name="User_20_Entry"><text:span text:style-name="T73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2">bash </text:span></text:span><text:span text:style-name="User_20_Entry"><text:span text:style-name="T74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30"><text:span text:style-name="T75">V</text:span><text:span text:style-name="T76">olg </text:span><text:span text:style-name="T7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70"><draw:control text:anchor-type="as-char" draw:z-index="13" draw:name="Vorm 3" draw:style-name="gr2" draw:text-style-name="P1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70"><draw:control text:anchor-type="as-char" draw:z-index="14" draw:name="Vorm 4" draw:style-name="gr2" draw:text-style-name="P19" svg:width="0.35cm" svg:height="0.35cm" draw:control="control13"/></text:span></text:span></text:p>
          </table:table-cell>
          <table:table-cell table:style-name="_31_._5f_Installatie_5f_voorbereiden.D9" office:value-type="string">
            <text:p text:style-name="P32"><text:span text:style-name="T78">Typ, </text:span><text:span text:style-name="T79">gevolgd door de Enter-toets:</text:span><text:span text:style-name="T78"> </text:span><text:span text:style-name="User_20_Entry"><text:span text:style-name="T80">kz-menu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><text:span text:style-name="Strong_20_Emphasis"><text:span text:style-name="T81"/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81"/></text:span></text:p>
          </table:table-cell>
          <table:table-cell table:style-name="_31_._5f_Installatie_5f_voorbereiden.D10" office:value-type="string">
            <text:p text:style-name="P34"><text:span text:style-name="T82">Selecteer</text:span><text:span text:style-name="T77"> </text:span><text:span text:style-name="Strong_20_Emphasis"><text:span text:style-name="T83">1</text:span></text:span><text:span text:style-name="T84"> </text:span><text:span text:style-name="T85">Installatie voorbereiden</text:span><text:span text:style-name="T86">.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1" office:value-type="string">
            <text:p text:style-name="P35"><text:span text:style-name="T75">V</text:span><text:span text:style-name="T76">olg </text:span><text:span text:style-name="T77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37"><text:bookmark-start text:name="__RefNumPara__4009_1271708128"/><text:span text:style-name="Strong_20_Emphasis"><text:span text:style-name="T87">Installatie uitvoeren</text:span></text:span>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2" draw:text-style-name="P19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88">Start de computer op vanaf</text:span><text:span text:style-name="T88"><text:note text:id="ftn2" text:note-class="footnote"><text:note-citation>1</text:note-citation><text:note-body><text:p text:style-name="P39"><text:span text:style-name="T89">B</text:span><text:span text:style-name="T90">ootmenu/</text:span><text:span text:style-name="T89">S</text:span><text:span text:style-name="T90">etup</text:span><text:span text:style-name="T91"> via </text:span><text:span text:style-name="T92">é</text:span><text:span text:style-name="T93">é</text:span><text:span text:style-name="T89">n van de </text:span><text:span text:style-name="T94">Veelgebruikte toetsen:</text:span><text:span text:style-name="T95"> </text:span><text:span text:style-name="T96">Esc</text:span><text:span text:style-name="T95">, </text:span><text:span text:style-name="T96">Delete</text:span><text:span text:style-name="T95">, </text:span><text:span text:style-name="T96">F1</text:span><text:span text:style-name="T95">, </text:span><text:span text:style-name="T96">F2</text:span><text:span text:style-name="T95">, </text:span><text:span text:style-name="T96">F9</text:span><text:span text:style-name="T95">, </text:span><text:span text:style-name="T96">F10</text:span><text:span text:style-name="T95">, </text:span><text:span text:style-name="T96">F11</text:span><text:span text:style-name="T95">, of </text:span><text:span text:style-name="T96">F12</text:span></text:p></text:note-body></text:note></text:span><text:span text:style-name="T88"> </text:span><text:span text:style-name="T97">een </text:span><text:span text:style-name="T98"><text:user-field-get text:name="Distro">Rocky Linux</text:user-field-get></text:span><text:span text:style-name="T99"><text:s/></text:span><text:span text:style-name="T100">Server</text:span><text:span text:style-name="T101"> </text:span><text:span text:style-name="T102">L</text:span><text:span text:style-name="T103">ive</text:span><text:span text:style-name="T103"><text:note text:id="ftn3" text:note-class="footnote"><text:note-citation>2</text:note-citation><text:note-body><text:p text:style-name="P40"><text:span text:style-name="T104">Vanaf ee</text:span>n <text:span text:style-name="T105">L</text:span>ive <text:span text:style-name="T106">USB</text:span><text:span text:style-name="T107">-stick</text:span><text:span text:style-name="T108"> </text:span>kunt <text:span text:style-name="T104">u opstarten en</text:span> <text:span text:style-name="T109">met </text:span><text:span text:style-name="T110"><text:user-field-get text:name="Distro">Rocky Linux</text:user-field-get></text:span><text:span text:style-name="T110"><text:s/></text:span>werken zonder enige bestanden op de harde schijf te wijzigen en maakt ook installatie van <text:span text:style-name="T110"><text:user-field-get text:name="Distro">Rocky Linux</text:user-field-get></text:span><text:span text:style-name="T110"><text:s/></text:span>mogelijk.</text:p></text:note-body></text:note></text:span><text:span text:style-name="T103"> </text:span><text:span text:style-name="T111">USB</text:span><text:span text:style-name="T112">-stick</text:span><text:span text:style-name="T112"><text:note text:id="ftn4" text:note-class="footnote"><text:note-citation>3</text:note-citation><text:note-body><text:p text:style-name="P41"><text:span text:style-name="T113">Maak een opstartbare USB-stick</text:span><text:span text:style-name="T114">:<text:line-break/></text:span><text:span text:style-name="T115">Download </text:span><text:span text:style-name="T116">een </text:span><text:span text:style-name="Sterk_20_accent_20_voetnoot"><text:span text:style-name="T117">Rocky Linux </text:span></text:span><text:span text:style-name="Sterk_20_accent_20_voetnoot"><text:span text:style-name="T118">Default Image</text:span></text:span><text:span text:style-name="Sterk_20_accent_20_voetnoot"><text:span text:style-name="T117"> </text:span></text:span><text:span text:style-name="Sterk_20_accent_20_voetnoot"><text:span text:style-name="T119">DVD ISO</text:span></text:span><text:span text:style-name="Sterk_20_accent_20_voetnoot"><text:span text:style-name="T120"> </text:span></text:span><text:span text:style-name="T121">vanaf </text:span><text:a xlink:type="simple" xlink:href="https://rockylinux.org/" text:style-name="Internet_20_link" text:visited-style-name="Visited_20_Internet_20_Link"><text:span text:style-name="Strong_20_Emphasis"><text:span text:style-name="T122">rockylinux.org</text:span></text:span></text:a><text:span text:style-name="T123">.</text:span><text:span text:style-name="Strong_20_Emphasis"><text:span text:style-name="T124"><text:line-break/></text:span></text:span><text:span text:style-name="T125">De </text:span><text:span text:style-name="T126">ver</text:span><text:span text:style-name="T125">volgstappen staan beschreven in </text:span><text:span text:style-name="Sterk_20_accent_20_voetnoot"><text:span text:style-name="T127">Linux informatie</text:span></text:span><text:span text:style-name="T125">, te vinden op </text:span><text:a xlink:type="simple" xlink:href="https://karelzimmer.nl/nl" text:style-name="Internet_20_link" text:visited-style-name="Visited_20_Internet_20_Link"><text:span text:style-name="T128">karelzimmer.nl/nl</text:span></text:a><text:span text:style-name="T125">.</text:span></text:p></text:note-body></text:note>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82">Selecteer</text:span><text:span text:style-name="T130"> </text:span><text:span text:style-name="Strong_20_Emphasis"><text:span text:style-name="T131">Install </text:span></text:span><text:span text:style-name="Strong_20_Emphasis"><text:span text:style-name="T132"><text:user-field-get text:name="Distro">Rocky Linux</text:user-field-get></text:span></text:span><text:span text:style-name="Strong_20_Emphasis"><text:span text:style-name="T133"><text:s/></text:span></text:span><text:span text:style-name="T134">en druk op de </text:span><text:span text:style-name="T135">Enter</text:span><text:span text:style-name="T79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13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1" draw:style-name="gr2" draw:text-style-name="P19" svg:width="0.35cm" svg:height="0.35cm" draw:control="control26"/></text:span></text:p>
          </table:table-cell>
          <table:table-cell table:style-name="_32_._5f_Installatie_5f_uitvoeren.C1" office:value-type="string">
            <text:p text:style-name="Standard"><text:span text:style-name="T137">Maak verbinding met het </text:span><text:span text:style-name="T138">netwerk</text:span><text:span text:style-name="T137">; essentieel voor taalinstelling en softwareselectie</text:span><text:span text:style-name="T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2" draw:text-style-name="P19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39">Bij</text:span><text:span text:style-name="T140"> </text:span><text:span text:style-name="Strong_20_Emphasis"><text:span text:style-name="T141">WELCOME TO ROCKY LINUX</text:span></text:span><text:span text:style-name="T142"> select</text:span><text:span text:style-name="T143">eer</text:span><text:span text:style-name="T144"> </text:span><text:span text:style-name="Strong_20_Emphasis"><text:span text:style-name="T145">Nederlands</text:span></text:span><text:span text:style-name="T144"> en klik</text:span><text:span text:style-name="T146"> </text:span><text:span text:style-name="T144">op</text:span><text:span text:style-name="T147"> </text:span><text:span text:style-name="Strong_20_Emphasis"><text:span text:style-name="T148">Doorgaan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2" draw:text-style-name="P19" svg:width="0.35cm" svg:height="0.35cm" draw:control="control18"/></text:span></text:p>
          </table:table-cell>
          <table:table-cell table:style-name="_32_._5f_Installatie_5f_uitvoeren.C9" office:value-type="string">
            <text:p text:style-name="Standard"><text:span text:style-name="T149">Onder</text:span><text:span text:style-name="T150"> </text:span><text:span text:style-name="Strong_20_Emphasis"><text:span text:style-name="T149">GEBRUIKERSINSTELLINGEN </text:span></text:span><text:span text:style-name="T149">klik op </text:span><text:span text:style-name="T151">Gebruiker aanmaken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P42"><text:span text:style-name="T152">Vul in </text:span><text:span text:style-name="Strong_20_Emphasis"><text:span text:style-name="T153">Volledige naam</text:span></text:span><text:span text:style-name="T154"> </text:span><text:span text:style-name="T8">&lt;</text:span><text:span text:style-name="T9">g</text:span><text:span text:style-name="T10">ebruiker</text:span><text:span text:style-name="T11">&gt;</text:span><text:span text:style-name="T155">, <text:line-break/></text:span><text:span text:style-name="Strong_20_Emphasis"><text:span text:style-name="T153">Gebruikersnaam</text:span></text:span><text:span text:style-name="T154"> &lt;</text:span><text:span text:style-name="T156">gebruikersnaam&gt;</text:span><text:span text:style-name="T154">,</text:span></text:p>
            <text:p text:style-name="Standard"><text:span text:style-name="T157">vink aan </text:span><text:span text:style-name="Strong_20_Emphasis"><text:span text:style-name="T158">Maak deze gebruiker beheerde</text:span></text:span><text:span text:style-name="T159">r</text:span><text:span text:style-name="T157">,</text:span></text:p>
            <text:p text:style-name="Standard"><text:span text:style-name="T160">g</text:span><text:span text:style-name="T157">eef tweemaal een </text:span><text:span text:style-name="Strong_20_Emphasis"><text:span text:style-name="T153">wachtwoord</text:span></text:span><text:span text:style-name="T157"> </text:span><text:span text:style-name="T161">en k</text:span><text:span text:style-name="T157">lik op </text:span><text:span text:style-name="Strong_20_Emphasis"><text:span text:style-name="T159">Klaar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2" draw:text-style-name="P19" svg:width="0.35cm" svg:height="0.35cm" draw:control="control19"/></text:span></text:p>
          </table:table-cell>
          <table:table-cell table:style-name="_32_._5f_Installatie_5f_uitvoeren.C9" office:value-type="string">
            <text:p text:style-name="Standard"><text:span text:style-name="T162">O</text:span><text:span text:style-name="T149">nder </text:span><text:span text:style-name="T151">SYSTEEM</text:span><text:span text:style-name="T149"> </text:span><text:span text:style-name="T162">klik </text:span><text:span text:style-name="T149">op </text:span><text:span text:style-name="T151">Installatiebestemming</text:span><text:span text:style-name="Strong_20_Emphasis"><text:span text:style-name="T163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164">Controleer </text:span><text:span text:style-name="T165">de </text:span><text:span text:style-name="T166">Apparaatselectie </text:span><text:span text:style-name="T164">en klik op </text:span><text:span text:style-name="T167">Klaar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2" draw:text-style-name="P19" svg:width="0.35cm" svg:height="0.35cm" draw:control="control20"/></text:span></text:p>
          </table:table-cell>
          <table:table-cell table:style-name="_32_._5f_Installatie_5f_uitvoeren.C9" office:value-type="string">
            <text:p text:style-name="Standard"><text:span text:style-name="T162">O</text:span><text:span text:style-name="T149">nder </text:span><text:span text:style-name="T151">SYSTEEM</text:span><text:span text:style-name="T149"> </text:span><text:span text:style-name="T162">klik </text:span><text:span text:style-name="T149">op </text:span><text:span text:style-name="T151">Netwerk &amp; hostnaam</text:span><text:span text:style-name="Strong_20_Emphasis"><text:span text:style-name="T163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68">Verplaats</text:span><text:span text:style-name="T169"> </text:span><text:span text:style-name="T170">de </text:span><text:span text:style-name="T169">schuif</text:span><text:span text:style-name="T170">regelaar</text:span><text:span text:style-name="T169"> achter de netwerkadapter </text:span><text:span text:style-name="T170">van </text:span><text:span text:style-name="T171">UIT</text:span><text:span text:style-name="T170"> naar</text:span><text:span text:style-name="T169"> </text:span><text:span text:style-name="T172">AAN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73">V</text:span><text:span text:style-name="T174">ul </text:span><text:span text:style-name="T175">in </text:span><text:span text:style-name="Strong_20_Emphasis"><text:span text:style-name="T169">Hostnaam</text:span></text:span><text:span text:style-name="T176"> &lt;</text:span><text:span text:style-name="T177">computernaam&gt;</text:span><text:span text:style-name="T178"> </text:span><text:span text:style-name="T179">en klik op </text:span><text:span text:style-name="Strong_20_Emphasis"><text:span text:style-name="T172">Toepassen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69">K</text:span><text:span text:style-name="T149">lik op </text:span><text:span text:style-name="T151">Klaar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2" draw:text-style-name="P19" svg:width="0.35cm" svg:height="0.35cm" draw:control="control21"/></text:span></text:p>
          </table:table-cell>
          <table:table-cell table:style-name="_32_._5f_Installatie_5f_uitvoeren.C17" office:value-type="string">
            <text:p text:style-name="Standard"><text:span text:style-name="T162">O</text:span><text:span text:style-name="T149">nder </text:span><text:span text:style-name="T151">SOFTWARE</text:span><text:span text:style-name="T149"> </text:span><text:span text:style-name="T162">klik </text:span><text:span text:style-name="T149">op </text:span><text:span text:style-name="T180">Software selectie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><text:span text:style-name="T181">Selecteer </text:span><text:span text:style-name="T180">Server</text:span><text:span text:style-name="T181"> en klik op </text:span><text:span text:style-name="T180">Klaar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2" draw:text-style-name="P19" svg:width="0.35cm" svg:height="0.35cm" draw:control="control23"/></text:span></text:p>
          </table:table-cell>
          <table:table-cell table:style-name="_32_._5f_Installatie_5f_uitvoeren.C24" office:value-type="string">
            <text:p text:style-name="Standard"><text:span text:style-name="T183">Klik op </text:span><text:span text:style-name="Strong_20_Emphasis"><text:span text:style-name="T184">Begin installatie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4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2" draw:text-style-name="P19" svg:width="0.35cm" svg:height="0.35cm" draw:control="control25"/></text:span></text:p>
          </table:table-cell>
          <table:table-cell table:style-name="_32_._5f_Installatie_5f_uitvoeren.C26" office:value-type="string">
            <text:p text:style-name="Standard">Klik op <text:span text:style-name="T185">Systeem herstarten</text:span><text:span text:style-name="T186">.</text:span></text:p>
          </table:table-cell>
        </table:table-row>
      </table:table>
      <text:p text:style-name="P43"><text:span text:style-name="Strong_20_Emphasis"><text:span text:style-name="T187"/></text:span></text:p>
      <text:list text:continue-numbering="true" text:style-name="L1">
        <text:list-item>
          <text:p text:style-name="P44"><text:span text:style-name="Strong_20_Emphasis"><text:span text:style-name="T188">Installatie </text:span></text:span><text:span text:style-name="Strong_20_Emphasis"><text:span text:style-name="T189">afronden</text:span></text:span></text:p>
        </text:list-item>
      </text:list>
      <text:p text:style-name="P45"><text:span text:style-name="Strong_20_Emphasis"><text:span text:style-name="T19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70"><draw:control text:anchor-type="as-char" draw:z-index="2" draw:name="Vorm24" draw:style-name="gr2" draw:text-style-name="P19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190">Aanmelden als </text:span><text:span text:style-name="T191">&lt;</text:span><text:span text:style-name="T192">g</text:span><text:span text:style-name="T193">ebruiker</text:span><text:span text:style-name="T194">&gt;</text:span><text:span text:style-name="T19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70"><draw:control text:anchor-type="as-char" draw:z-index="15" draw:name="Vorm 5" draw:style-name="gr2" draw:text-style-name="P19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7"><text:span text:style-name="User_20_Entry"><text:span text:style-name="T71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2">wget karelzimmer.nl/</text:span></text:span><text:span text:style-name="User_20_Entry"><text:span text:style-name="T73">getkz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2">bash </text:span></text:span><text:span text:style-name="User_20_Entry"><text:span text:style-name="T74">getkz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7" office:value-type="string">
            <text:p text:style-name="Standard"><text:span text:style-name="T75">V</text:span><text:span text:style-name="T76">olg </text:span><text:span text:style-name="T7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8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25"><text:span text:style-name="Strong_20_Emphasis"><text:span text:style-name="T70"><draw:control text:anchor-type="as-char" draw:z-index="16" draw:name="Vorm 7" draw:style-name="gr2" draw:text-style-name="P19" svg:width="0.35cm" svg:height="0.35cm" draw:control="control15"/></text:span></text:span></text:p>
          </table:table-cell>
          <table:table-cell table:style-name="_33_._5f_Installatie_5f_afronden.C9" office:value-type="string">
            <text:p text:style-name="P32"><text:span text:style-name="T78">Typ, </text:span><text:span text:style-name="T79">gevolgd door de Enter-toets:</text:span><text:span text:style-name="T78"> </text:span><text:span text:style-name="User_20_Entry"><text:span text:style-name="T80">kz-menu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81"/></text:span></text:p>
          </table:table-cell>
          <table:table-cell table:style-name="_33_._5f_Installatie_5f_afronden.C10" office:value-type="string">
            <text:p text:style-name="Standard"><text:span text:style-name="T82">Selecteer</text:span><text:span text:style-name="T195"> </text:span><text:span text:style-name="Strong_20_Emphasis"><text:span text:style-name="T196">3</text:span></text:span><text:span text:style-name="T197"> </text:span><text:span text:style-name="T198">Installatie</text:span><text:span text:style-name="T199"> </text:span><text:span text:style-name="T200">afronden</text:span><text:span text:style-name="T86">.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11" office:value-type="string">
            <text:p text:style-name="Standard"><text:span text:style-name="T75">V</text:span><text:span text:style-name="T76">olg </text:span><text:span text:style-name="T77">de aanwijzingen op het scherm.</text:span></text:p>
          </table:table-cell>
        </table:table-row>
      </table:table>
      <text:p text:style-name="P45"><text:span text:style-name="Strong_20_Emphasis"><text:span text:style-name="T190"/></text:span></text:p>
      <text:list text:continue-numbering="true" text:style-name="L1">
        <text:list-item>
          <text:p text:style-name="P48"><text:span text:style-name="Strong_20_Emphasis"><text:span text:style-name="T201">Gebruiker inrichten</text:span></text:span></text:p>
        </text:list-item>
      </text:list>
      <text:p text:style-name="P4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><text:span text:style-name="T70"><draw:control text:anchor-type="as-char" draw:z-index="3" draw:name="Vorm40_0" draw:style-name="gr2" draw:text-style-name="P19" svg:width="0.35cm" svg:height="0.35cm" draw:control="control2"/></text:span></text:p>
          </table:table-cell>
          <table:table-cell table:style-name="Tabel2.A1" office:value-type="string">
            <text:p text:style-name="P50"><text:span text:style-name="T70"><draw:control text:anchor-type="as-char" draw:z-index="6" draw:name="Vorm40_ 1" draw:style-name="gr2" draw:text-style-name="P19" svg:width="0.35cm" svg:height="0.35cm" draw:control="control5"/></text:span></text:p>
          </table:table-cell>
          <table:table-cell table:style-name="Tabel2.D1" office:value-type="string">
            <text:p text:style-name="P51"><text:span text:style-name="T190">Aanmelden als </text:span><text:span text:style-name="T191">&lt;</text:span><text:span text:style-name="T192">g</text:span><text:span text:style-name="T193">ebruiker</text:span><text:span text:style-name="T194">&gt;</text:span><text:span text:style-name="T202"><text:note text:id="ftn5" text:note-class="footnote"><text:note-citation>1</text:note-citation><text:note-body><text:p text:style-name="P52"><text:span text:style-name="T203">E</text:span><text:span text:style-name="T204">ventuele extra </text:span><text:span text:style-name="T205">gebruiker</text:span><text:span text:style-name="T206">s</text:span><text:span text:style-name="T204"> aanmelden en dezelfde stappen uitvoeren.</text:span></text:p></text:note-body></text:note></text:span><text:span text:style-name="T190">.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D2" office:value-type="string">
            <text:p text:style-name="P53"/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5"><text:span text:style-name="T70"><draw:control text:anchor-type="as-char" draw:z-index="17" draw:name="Vorm 8" draw:style-name="gr2" draw:text-style-name="P19" svg:width="0.35cm" svg:height="0.35cm" draw:control="control16"/></text:span></text:p>
          </table:table-cell>
          <table:table-cell table:style-name="Tabel2.A1" office:value-type="string">
            <text:p text:style-name="P55"><text:span text:style-name="T70"><draw:control text:anchor-type="as-char" draw:z-index="18" draw:name="Vorm 9" draw:style-name="gr2" draw:text-style-name="P19" svg:width="0.35cm" svg:height="0.35cm" draw:control="control17"/></text:span></text:p>
          </table:table-cell>
          <table:table-cell table:style-name="Tabel2.D3" office:value-type="string">
            <text:p text:style-name="P32"><text:span text:style-name="T78">Typ, </text:span><text:span text:style-name="T79">gevolgd door de Enter-toets:</text:span><text:span text:style-name="T78"> </text:span><text:span text:style-name="User_20_Entry"><text:span text:style-name="T80">kz-menu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4" office:value-type="string">
            <text:p text:style-name="P57"><text:span text:style-name="T82">Selecteer</text:span><text:span text:style-name="T195"> </text:span><text:span text:style-name="Strong_20_Emphasis"><text:span text:style-name="T196">4</text:span></text:span><text:span text:style-name="T197"> </text:span><text:span text:style-name="T207">Gebruiker inrichten</text:span><text:span text:style-name="T86">.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5" office:value-type="string">
            <text:p text:style-name="P58"><text:span text:style-name="T75">V</text:span><text:span text:style-name="T76">olg </text:span><text:span text:style-name="T77">de aanwijzingen op het scherm.</text:span></text:p>
          </table:table-cell>
        </table:table-row>
      </table:table>
      <text:p text:style-name="P59"><text:span text:style-name="T208"/></text:p>
      <text:p text:style-name="P60"/>
      <text:p text:style-name="P61"><text:span text:style-name="T209">E</text:span><text:span text:style-name="T210">inde c</text:span><text:span text:style-name="T211">hecklist, </text:span><text:span text:style-name="T212">d</text:span><text:span text:style-name="T211">e installatie van </text:span><text:span text:style-name="T213"><text:user-field-get text:name="Distro">Rocky Linux</text:user-field-get></text:span><text:span text:style-name="T214"><text:s/></text:span><text:span text:style-name="T215">Server</text:span><text:span text:style-name="T216"> </text:span><text:span text:style-name="T211">is voltooid.</text:span></text:p>
      <text:p text:style-name="P62"/>
      <text:list text:style-name="L2">
        <text:list-header>
          <text:p text:style-name="P63"><text:span text:style-name="T217">Geschreven door </text:span><text:a xlink:type="simple" xlink:href="mailto:info@karelzimmer.nl?subject=Checklist%20installatie%20Linux" text:style-name="Internet_20_link" text:visited-style-name="Visited_20_Internet_20_Link"><text:span text:style-name="T218">Karel Zimmer</text:span></text:a><text:span text:style-name="T219">.</text:span></text:p>
          <text:p text:style-name="P64"><text:span text:style-name="T220">Licentie </text:span><text:span text:style-name="T219">C</text:span><text:span text:style-name="T221">C0</text:span><text:span text:style-name="T219"> 1.0 </text:span><text:span text:style-name="T222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2"><text:s/></text:span><text:span text:style-name="T222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08-11T15:09:45.802298085">11-08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1T15:09:45.724466564</dc:date>
    <meta:keyword>Installatie</meta:keyword>
    <meta:keyword>Checklist</meta:keyword>
    <meta:keyword>Linux</meta:keyword>
    <meta:editing-cycles>7002</meta:editing-cycles>
    <meta:editing-duration>P12DT14H59M53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6" meta:word-count="424" meta:character-count="2972" meta:non-whitespace-character-count="2598"/>
    <meta:user-defined meta:name="Info 1"/>
    <meta:user-defined meta:name="Info 2"/>
    <meta:user-defined meta:name="Info 3"/>
    <meta:user-defined meta:name="Info 4"/>
  </office:meta>
</office:document-meta>
</file>